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83cm" svg:height="0.793cm" draw:transform="skewX (-0.000698131700797735) rotate (-1.55334303427495) translate (3.49110818645cm 2.4140033268213cm)" svg:viewBox="0 0 6284 794" svg:d="M137 704c340 32 2259 81 2977 89 720 9 2764-34 3138-41 127 5-161-706-272-711-336-11-1677 120-2514 132-837 10-3056-99-3412-173-120-14-16 694 83 704z">
          <text:p/>
        </draw:path>
        <draw:path draw:style-name="gr1" draw:text-style-name="P1" draw:layer="layout" svg:width="0.902cm" svg:height="0.661cm" draw:transform="rotate (-2.15687788961459) translate (3.68179114539899cm 8.39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6.21cm" svg:height="0.965cm" draw:transform="rotate (-1.62402886898072) translate (7.47013764364502cm 2.0496787640959cm)" svg:viewBox="0 0 6211 966" svg:d="M386 965c231-29 1926-262 3043-299 1118-37 2359 58 2736 52 130 2-42-680-148-695-348-50-1779-8-2722 25-943 34-2903 173-3184 219-284 48 41 726 275 698z">
          <text:p/>
        </draw:path>
        <draw:path draw:style-name="gr1" draw:text-style-name="P1" draw:layer="layout" svg:width="2.713cm" svg:height="6.763cm" draw:transform="skewX (-0.000523598775598281) rotate (-2.85919838061711) translate (7.228905678239cm 8.2929272951738cm)" svg:viewBox="0 0 2714 6764" svg:d="M2713 6258c-87-185-876-2458-1085-3152-209-696-803-2721-860-3079-43-134-798 271-767 404 64 281 699 2371 1004 3289 307 919 817 2621 960 3014 58 165 775-391 748-476z">
          <text:p/>
        </draw:path>
        <draw:path draw:style-name="gr1" draw:text-style-name="P1" draw:layer="layout" svg:width="0.902cm" svg:height="0.661cm" draw:transform="rotate (-2.15687788961459) translate (7.32262447873199cm 2.159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89) rotate (-2.1556561591382) translate (3.61962398526101cm 2.47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89) rotate (-2.1556561591382) translate (7.26045731859401cm 7.96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41cm" svg:height="3.156cm" draw:transform="rotate (-1.57515964992488) translate (6.464871555274cm 0.692573002704505cm)" svg:viewBox="0 0 1142 3157" svg:d="M1106 2817c-448-492-288-814-150-1177 137-364 390-1003-115-1615-91-100-766 123-657 275 332 367 140 647-63 1171s-190 995 346 1648c130 157 704-219 639-302z">
          <text:p/>
        </draw:path>
        <draw:path draw:style-name="gr1" draw:text-style-name="P1" draw:layer="layout" svg:width="0.903cm" svg:height="0.661cm" draw:transform="skewX (0.001221730476396) rotate (-2.15687788961459) translate (6.857640143227cm 0.960688890543102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4.11279114539899cm 1.180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19:25.778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